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hiveResource.ArchiveResource( File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Resource.checkEnt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rchiveResource.getArch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Resource.compareTo( Object an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Resource.equals( Object an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chiveResource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chiveResource.get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Resourc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Resource.is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Resource.addConfigured( ResourceCollection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chiveResource.set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chiveResource.Archiv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chiveResource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Resource.setArchive( File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Resource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chiveResour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Resource.is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Resource.ArchiveResource( File a , boolean with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Re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Resource.ArchiveResource( Resource a , boolean with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